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6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Object_20_with_20_no_20_fill_20_and_20_no_20_line">
      <style:graphic-properties draw:textarea-vertical-align="middle" draw:ole-draw-aspect="1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72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74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7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77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78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7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0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81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85" style:family="graphic" style:parent-style-name="standard">
      <style:graphic-properties draw:textarea-vertical-align="middle" draw:auto-grow-height="false" fo:min-height="0.749cm" fo:min-width="0.499cm"/>
    </style:style>
    <style:style style:name="gr86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88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0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91" style:family="graphic" style:parent-style-name="standard">
      <style:graphic-properties draw:stroke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color="#ffffff"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color="#ff3333"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end"/>
      <style:text-properties fo:color="#000000" fo:font-size="15pt" style:font-size-asian="15pt" style:font-size-complex="1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5pt" style:font-size-asian="15pt" style:font-size-complex="15pt"/>
    </style:style>
    <style:style style:name="P23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4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text-properties style:font-name="Ubuntu"/>
    </style:style>
    <style:style style:name="P32" style:family="paragraph">
      <style:paragraph-properties fo:text-align="center"/>
      <style:text-properties fo:color="#ffffff" fo:font-size="27pt" style:font-size-asian="27pt" style:font-size-complex="27pt"/>
    </style:style>
    <style:style style:name="P33" style:family="paragraph">
      <style:text-properties fo:color="#333333" style:font-name="Ubuntu" fo:font-size="32pt" style:text-underline-style="none" style:font-size-asian="32pt" style:font-size-complex="32pt"/>
    </style:style>
    <style:style style:name="P34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text-align="center"/>
      <style:text-properties fo:color="#579d1c"/>
    </style:style>
    <style:style style:name="P37" style:family="paragraph">
      <style:text-properties fo:color="#579d1c" fo:font-size="26pt" style:font-size-asian="26pt" style:font-size-complex="26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9" draw:layer="layout" svg:width="7.761cm" svg:height="1.473cm" svg:x="10.407cm" svg:y="8.29cm">
          <text:p text:style-name="P1"><text:span text:style-name="T5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153cm" svg:y1="5.549cm" svg:x2="13.208cm" svg:y2="5.549cm">
          <text:p/>
        </draw:line>
        <draw:custom-shape draw:style-name="gr2" draw:text-style-name="P10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7" draw:text-style-name="P13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7" draw:text-style-name="P13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1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1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2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2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2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2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2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1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761cm" svg:y1="6.737cm" svg:x2="12.796cm" svg:y2="6.737cm">
          <text:p/>
        </draw:line>
        <draw:line draw:style-name="gr34" draw:text-style-name="P1" draw:layer="layout" svg:x1="9.761cm" svg:y1="6.737cm" svg:x2="9.761cm" svg:y2="7.116cm">
          <text:p/>
        </draw:line>
        <draw:line draw:style-name="gr34" draw:text-style-name="P1" draw:layer="layout" svg:x1="12.796cm" svg:y1="6.737cm" svg:x2="12.796cm" svg:y2="7.116cm">
          <text:p/>
        </draw:line>
        <draw:line draw:style-name="gr33" draw:text-style-name="P1" draw:layer="layout" svg:x1="11.279cm" svg:y1="6.357cm" svg:x2="11.279cm" svg:y2="6.736cm">
          <text:p/>
        </draw:line>
        <draw:custom-shape draw:style-name="gr32" draw:text-style-name="P19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7.685cm" svg:x2="9.761cm" svg:y2="8.257cm">
          <text:p/>
        </draw:line>
        <draw:line draw:style-name="gr34" draw:text-style-name="P1" draw:layer="layout" svg:x1="9.761cm" svg:y1="8.256cm" svg:x2="10.14cm" svg:y2="8.256cm">
          <text:p/>
        </draw:line>
        <draw:line draw:style-name="gr34" draw:text-style-name="P1" draw:layer="layout" svg:x1="12.796cm" svg:y1="8.064cm" svg:x2="13.175cm" svg:y2="8.064cm">
          <text:p/>
        </draw:line>
        <draw:line draw:style-name="gr34" draw:text-style-name="P1" draw:layer="layout" svg:x1="12.796cm" svg:y1="9.016cm" svg:x2="13.175cm" svg:y2="9.016cm">
          <text:p/>
        </draw:line>
        <draw:line draw:style-name="gr34" draw:text-style-name="P1" draw:layer="layout" svg:x1="12.796cm" svg:y1="7.685cm" svg:x2="12.796cm" svg:y2="9.015cm">
          <text:p/>
        </draw:line>
        <draw:custom-shape draw:style-name="gr3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38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2" draw:text-style-name="P1" draw:layer="layout" svg:x1="15.71cm" svg:y1="9.144cm" svg:x2="17.234cm" svg:y2="9.144cm">
          <text:p/>
        </draw:line>
        <draw:frame draw:style-name="gr5" draw:text-style-name="P10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806cm" svg:x2="9.568cm" svg:y2="11.838cm">
            <text:p/>
          </draw:line>
          <draw:line draw:style-name="gr41" draw:text-style-name="P1" draw:layer="layout" svg:x1="9.568cm" svg:y1="10.047cm" svg:x2="9.06cm" svg:y2="11.584cm">
            <text:p/>
          </draw:line>
          <draw:line draw:style-name="gr41" draw:text-style-name="P1" draw:layer="layout" svg:x1="9.568cm" svg:y1="10.047cm" svg:x2="10.076cm" svg:y2="11.584cm">
            <text:p/>
          </draw:line>
        </draw:g>
        <draw:frame draw:style-name="gr5" draw:text-style-name="P20" draw:layer="layout" svg:width="3.302cm" svg:height="1.445cm" svg:x="5.712cm" svg:y="10.114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14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38cm" svg:x2="23.33cm" svg:y2="11.838cm">
          <text:p/>
        </draw:line>
        <draw:frame draw:style-name="gr5" draw:text-style-name="P22" draw:layer="layout" svg:width="3.048cm" svg:height="0.848cm" svg:x="22.09cm" svg:y="11.892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22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56cm" svg:x2="12.354cm" svg:y2="11.788cm">
            <text:p/>
          </draw:line>
          <draw:line draw:style-name="gr41" draw:text-style-name="P1" draw:layer="layout" svg:x1="12.354cm" svg:y1="9.997cm" svg:x2="11.846cm" svg:y2="11.534cm">
            <text:p/>
          </draw:line>
          <draw:line draw:style-name="gr41" draw:text-style-name="P1" draw:layer="layout" svg:x1="12.354cm" svg:y1="9.997cm" svg:x2="12.862cm" svg:y2="11.534cm">
            <text:p/>
          </draw:line>
        </draw:g>
        <draw:polygon draw:style-name="gr4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72cm">
          <draw:text-box>
            <text:p text:style-name="P1"><text:span text:style-name="T6">Crail Store (Core)</text:span></text:p>
          </draw:text-box>
        </draw:frame>
        <draw:polygon draw:style-name="gr4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81cm" svg:x2="14.886cm" svg:y2="11.813cm">
            <text:p/>
          </draw:line>
          <draw:line draw:style-name="gr41" draw:text-style-name="P1" draw:layer="layout" svg:x1="14.886cm" svg:y1="10.022cm" svg:x2="14.378cm" svg:y2="11.559cm">
            <text:p/>
          </draw:line>
          <draw:line draw:style-name="gr41" draw:text-style-name="P1" draw:layer="layout" svg:x1="14.886cm" svg:y1="10.022cm" svg:x2="15.394cm" svg:y2="11.559cm">
            <text:p/>
          </draw:line>
        </draw:g>
        <draw:g>
          <draw:line draw:style-name="gr41" draw:text-style-name="P1" draw:layer="layout" svg:x1="18.404cm" svg:y1="9.756cm" svg:x2="18.404cm" svg:y2="11.788cm">
            <text:p/>
          </draw:line>
          <draw:line draw:style-name="gr41" draw:text-style-name="P1" draw:layer="layout" svg:x1="18.404cm" svg:y1="9.997cm" svg:x2="17.896cm" svg:y2="11.534cm">
            <text:p/>
          </draw:line>
          <draw:line draw:style-name="gr41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15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96cm" svg:x2="23.33cm" svg:y2="6.096cm">
          <text:p/>
        </draw:line>
        <draw:frame draw:style-name="gr5" draw:text-style-name="P22" draw:layer="layout" svg:width="3.556cm" svg:height="0.848cm" svg:x="22.09cm" svg:y="5.0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38cm" svg:x2="21.844cm" svg:y2="13.97cm">
          <text:p/>
        </draw:line>
        <draw:line draw:style-name="gr43" draw:text-style-name="P1" draw:layer="layout" svg:x1="21.844cm" svg:y1="6.096cm" svg:x2="21.844cm" svg:y2="11.838cm">
          <text:p/>
        </draw:line>
        <draw:line draw:style-name="gr44" draw:text-style-name="P1" draw:layer="layout" svg:x1="21.844cm" svg:y1="4.572cm" svg:x2="21.844cm" svg:y2="6.096cm">
          <text:p/>
        </draw:line>
        <draw:custom-shape draw:style-name="gr45" draw:text-style-name="P23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16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4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0" draw:layer="layout" svg:width="9.452cm" svg:height="0.848cm" svg:x="10.922cm" svg:y="11.644cm">
          <draw:text-box>
            <text:p text:style-name="P1"><text:span text:style-name="T6">Crail Store</text:span></text:p>
          </draw:text-box>
        </draw:frame>
        <draw:frame draw:style-name="gr5" draw:text-style-name="P10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48" draw:text-style-name="P9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4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51" draw:text-style-name="P9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4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24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53" draw:text-style-name="P1" draw:layer="layout" svg:x1="15.748cm" svg:y1="7.158cm" svg:x2="17.78cm" svg:y2="7.204cm">
          <text:p/>
        </draw:line>
        <draw:polygon draw:style-name="gr4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24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54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5" draw:layer="layout" svg:width="4.167cm" svg:height="0.996cm" svg:x="8.423cm" svg:y="4.702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56" draw:text-style-name="P18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57" draw:text-style-name="P16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10.496cm" svg:y1="6.588cm" svg:x2="11.132cm" svg:y2="6.588cm">
          <text:p/>
        </draw:line>
        <draw:custom-shape draw:name="Rectangle 19" draw:style-name="gr59" draw:text-style-name="P16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726cm" svg:y="7.62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8.385cm" svg:x2="11.132cm" svg:y2="8.385cm">
          <text:p/>
        </draw:line>
        <draw:custom-shape draw:name="Rectangle 19" draw:style-name="gr60" draw:text-style-name="P16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16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0" draw:text-style-name="P16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11.143cm" svg:x2="11.132cm" svg:y2="11.143cm">
          <text:p/>
        </draw:line>
        <draw:custom-shape draw:style-name="gr61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1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61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2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63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98cm" svg:y1="6.604cm" svg:x2="13.623cm" svg:y2="6.096cm">
          <text:p/>
        </draw:line>
        <draw:line draw:style-name="gr34" draw:text-style-name="P1" draw:layer="layout" svg:x1="11.98cm" svg:y1="6.604cm" svg:x2="13.623cm" svg:y2="7.874cm">
          <text:p/>
        </draw:line>
        <draw:line draw:style-name="gr34" draw:text-style-name="P1" draw:layer="layout" svg:x1="11.981cm" svg:y1="6.604cm" svg:x2="13.623cm" svg:y2="10.668cm">
          <text:p/>
        </draw:line>
        <draw:line draw:style-name="gr34" draw:text-style-name="P1" draw:layer="layout" svg:x1="11.983cm" svg:y1="8.208cm" svg:x2="13.835cm" svg:y2="6.604cm">
          <text:p/>
        </draw:line>
        <draw:line draw:style-name="gr34" draw:text-style-name="P1" draw:layer="layout" svg:x1="11.983cm" svg:y1="8.308cm" svg:x2="13.835cm" svg:y2="8.482cm">
          <text:p/>
        </draw:line>
        <draw:line draw:style-name="gr34" draw:text-style-name="P1" draw:layer="layout" svg:x1="11.983cm" svg:y1="8.308cm" svg:x2="13.836cm" svg:y2="11.276cm">
          <text:p/>
        </draw:line>
        <draw:line draw:style-name="gr34" draw:text-style-name="P1" draw:layer="layout" svg:x1="11.984cm" svg:y1="11.009cm" svg:x2="14.047cm" svg:y2="11.53cm">
          <text:p/>
        </draw:line>
        <draw:line draw:style-name="gr34" draw:text-style-name="P1" draw:layer="layout" svg:x1="11.985cm" svg:y1="11.01cm" svg:x2="14.047cm" svg:y2="8.99cm">
          <text:p/>
        </draw:line>
        <draw:line draw:style-name="gr34" draw:text-style-name="P1" draw:layer="layout" svg:x1="11.985cm" svg:y1="10.91cm" svg:x2="14.047cm" svg:y2="7.112cm">
          <text:p/>
        </draw:line>
        <draw:custom-shape draw:style-name="gr64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8" draw:text-style-name="P1" draw:layer="layout" svg:x1="9.05cm" svg:y1="11.43cm" svg:x2="9.304cm" svg:y2="12.446cm">
          <text:p/>
        </draw:line>
        <draw:frame draw:style-name="gr55" draw:text-style-name="P25" draw:layer="layout" svg:width="1.778cm" svg:height="0.996cm" svg:x="8.796cm" svg:y="12.4cm">
          <draw:text-box>
            <text:p text:style-name="P21"><text:span text:style-name="T10">Task</text:span></text:p>
          </draw:text-box>
        </draw:frame>
        <draw:line draw:style-name="gr58" draw:text-style-name="P1" draw:layer="layout" svg:x1="14.384cm" svg:y1="11.684cm" svg:x2="13.006cm" svg:y2="12.4cm">
          <text:p/>
        </draw:line>
        <draw:frame draw:style-name="gr55" draw:text-style-name="P25" draw:layer="layout" svg:width="1.778cm" svg:height="0.996cm" svg:x="11.798cm" svg:y="12.4cm">
          <draw:text-box>
            <text:p text:style-name="P21"><text:span text:style-name="T10">File</text:span></text:p>
          </draw:text-box>
        </draw:frame>
        <draw:frame draw:style-name="gr55" draw:text-style-name="P18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4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4.826cm" svg:height="0.996cm" svg:x="16.394cm" svg:y="12.4cm">
          <draw:text-box>
            <text:p text:style-name="P21"><text:span text:style-name="T10">Sorted key range</text:span></text:p>
          </draw:text-box>
        </draw:frame>
        <draw:line draw:style-name="gr58" draw:text-style-name="P1" draw:layer="layout" svg:x1="18.394cm" svg:y1="11.176cm" svg:x2="18.902cm" svg:y2="12.446cm">
          <text:p/>
        </draw:line>
        <draw:line draw:style-name="gr58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4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65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66" draw:text-style-name="P1" draw:layer="layout" svg:x1="3.904cm" svg:y1="12.823cm" svg:x2="11.27cm" svg:y2="12.823cm">
          <text:p/>
        </draw:line>
        <draw:line draw:style-name="gr66" draw:text-style-name="P1" draw:layer="layout" svg:x1="11.29cm" svg:y1="12.823cm" svg:x2="18.069cm" svg:y2="12.823cm">
          <text:p/>
        </draw:line>
        <draw:line draw:style-name="gr66" draw:text-style-name="P1" draw:layer="layout" svg:x1="18.204cm" svg:y1="12.823cm" svg:x2="20.236cm" svg:y2="12.823cm">
          <text:p/>
        </draw:line>
        <draw:line draw:style-name="gr67" draw:text-style-name="P1" draw:layer="layout" svg:x1="3.904cm" svg:y1="12.569cm" svg:x2="3.904cm" svg:y2="13.077cm">
          <text:p/>
        </draw:line>
        <draw:frame draw:style-name="gr56" draw:text-style-name="P18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56" draw:text-style-name="P18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56" draw:text-style-name="P18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1.27cm" svg:y1="12.569cm" svg:x2="11.27cm" svg:y2="13.077cm">
          <text:p/>
        </draw:line>
        <draw:line draw:style-name="gr67" draw:text-style-name="P1" draw:layer="layout" svg:x1="18.069cm" svg:y1="12.569cm" svg:x2="18.069cm" svg:y2="13.077cm">
          <text:p/>
        </draw:lin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1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0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32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72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49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draw:style-name="gr56" draw:text-style-name="P18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398cm" svg:y1="9.483cm" svg:x2="9.398cm" svg:y2="10.499cm">
          <text:p/>
        </draw:line>
        <draw:line draw:style-name="gr58" draw:text-style-name="P1" draw:layer="layout" svg:x1="6.604cm" svg:y1="9.483cm" svg:x2="6.604cm" svg:y2="10.499cm">
          <text:p/>
        </draw:line>
        <draw:g>
          <draw:custom-shape draw:style-name="gr81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56" draw:text-style-name="P18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56" draw:text-style-name="P18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82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83" draw:text-style-name="P1" draw:layer="layout" svg:x1="9.86cm" svg:y1="6.172cm" svg:x2="12.184cm" svg:y2="6.172cm">
          <text:p/>
        </draw:line>
        <draw:path draw:style-name="gr83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83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84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5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6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6" draw:text-style-name="P25" draw:layer="layout" svg:width="4.266cm" svg:height="1.521cm" svg:x="16.054cm" svg:y="8.277cm">
          <draw:text-box>
            <text:p text:style-name="P21"><text:span text:style-name="T10">deserialization + sorting</text:span></text:p>
          </draw:text-box>
        </draw:frame>
        <draw:frame draw:style-name="gr56" draw:text-style-name="P34" draw:layer="layout" svg:width="2.286cm" svg:height="2.042cm" svg:x="10.868cm" svg:y="8.136cm">
          <draw:text-box>
            <text:p text:style-name="P21"><text:span text:style-name="T20">RDMA</text:span></text:p>
            <text:p text:style-name="P21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0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7" draw:text-style-name="P35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88" draw:text-style-name="P36" draw:layer="layout" svg:x1="18.272cm" svg:y1="14.224cm" svg:x2="18.272cm" svg:y2="6.858cm">
          <text:p/>
        </draw:line>
        <draw:frame draw:style-name="gr89" draw:text-style-name="P37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90" draw:text-style-name="P1" draw:layer="layout" svg:x1="10.106cm" svg:y1="6.858cm" svg:x2="18.272cm" svg:y2="6.858cm">
          <text:p/>
        </draw:line>
        <draw:custom-shape draw:style-name="gr91" draw:text-style-name="P38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92" draw:text-style-name="P38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8-23T13:23:02.906652689</dc:date>
    <meta:editing-duration>P1DT10H14M3S</meta:editing-duration>
    <meta:editing-cycles>627</meta:editing-cycles>
    <meta:generator>LibreOffice/4.2.8.2$Linux_X86_64 LibreOffice_project/420m0$Build-2</meta:generator>
    <meta:document-statistic meta:object-count="4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